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ed1c24"/>
    </style:style>
    <style:style style:name="P2" style:family="paragraph" style:parent-style-name="Standard">
      <style:text-properties fo:color="#ed1c24" officeooo:rsid="00147451"/>
    </style:style>
    <style:style style:name="P3" style:family="paragraph" style:parent-style-name="Standard">
      <style:text-properties fo:color="#ed1c24" officeooo:rsid="00147451" officeooo:paragraph-rsid="00147451"/>
    </style:style>
    <style:style style:name="P4" style:family="paragraph" style:parent-style-name="Standard">
      <style:text-properties fo:color="#ed1c24" fo:font-size="15pt" officeooo:rsid="00147451" officeooo:paragraph-rsid="00147451" style:font-size-asian="13.1000003814697pt" style:font-size-complex="15pt"/>
    </style:style>
    <style:style style:name="P5" style:family="paragraph" style:parent-style-name="Standard">
      <style:text-properties fo:color="#ed1c24" fo:font-size="14pt" style:font-size-asian="14pt" style:font-size-complex="14pt"/>
    </style:style>
    <style:style style:name="P6" style:family="paragraph" style:parent-style-name="Standard">
      <style:text-properties fo:color="#ed1c24" officeooo:rsid="00155d1c" officeooo:paragraph-rsid="00155d1c"/>
    </style:style>
    <style:style style:name="P7" style:family="paragraph" style:parent-style-name="Standard">
      <style:text-properties fo:color="#ed1c24" officeooo:paragraph-rsid="00155d1c"/>
    </style:style>
    <style:style style:name="P8" style:family="paragraph" style:parent-style-name="Standard">
      <style:text-properties fo:color="#ed1c24" officeooo:rsid="0016c4cf" officeooo:paragraph-rsid="0016c4cf"/>
    </style:style>
    <style:style style:name="P9" style:family="paragraph" style:parent-style-name="Standard">
      <style:text-properties fo:color="#ed1c24" fo:font-style="normal" officeooo:rsid="001f0db7" style:font-style-asian="normal" style:font-style-complex="normal"/>
    </style:style>
    <style:style style:name="P10" style:family="paragraph" style:parent-style-name="Standard">
      <style:text-properties fo:color="#ce181e"/>
    </style:style>
    <style:style style:name="P11" style:family="paragraph" style:parent-style-name="Standard">
      <style:text-properties fo:color="#ce181e" officeooo:rsid="001a4695" officeooo:paragraph-rsid="001a4695"/>
    </style:style>
    <style:style style:name="P12" style:family="paragraph" style:parent-style-name="Standard">
      <style:text-properties fo:color="#ed1c24" fo:font-style="italic" officeooo:rsid="001f0db7" style:font-style-asian="italic" style:font-style-complex="italic"/>
    </style:style>
    <style:style style:name="P13" style:family="paragraph" style:parent-style-name="Standard">
      <style:text-properties officeooo:rsid="0022d0b3" officeooo:paragraph-rsid="0022d0b3"/>
    </style:style>
    <style:style style:name="T1" style:family="text">
      <style:text-properties officeooo:rsid="00147451"/>
    </style:style>
    <style:style style:name="T2" style:family="text">
      <style:text-properties officeooo:rsid="00155d1c"/>
    </style:style>
    <style:style style:name="T3" style:family="text">
      <style:text-properties fo:color="#ce181e"/>
    </style:style>
    <style:style style:name="T4" style:family="text">
      <style:text-properties officeooo:rsid="001be331"/>
    </style:style>
    <style:style style:name="T5" style:family="text">
      <style:text-properties officeooo:rsid="001f0db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f0db7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ed1c24" fo:font-style="italic" style:font-style-asian="italic" style:font-style-complex="italic"/>
    </style:style>
    <style:style style:name="T10" style:family="text">
      <style:text-properties fo:color="#ed1c24" fo:font-style="italic" officeooo:rsid="00147451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03-a-0200</text:p>
      <text:p text:style-name="Standard"/>
      <text:p text:style-name="Standard">Сортирайте /etc/passwd лексикографски по поле UserID.</text:p>
      <text:p text:style-name="Standard"/>
      <text:p text:style-name="P4">cat /etc/passwd | sort -t ':' -d -k 3,3</text:p>
      <text:p text:style-name="Standard"/>
      <text:p text:style-name="Standard">-- 03-a-0201</text:p>
      <text:p text:style-name="Standard"/>
      <text:p text:style-name="Standard">Сортирайте /etc/passwd числово по поле UserID.</text:p>
      <text:p text:style-name="Standard">(Открийте разликите с лексикографската сортировка)</text:p>
      <text:p text:style-name="Standard"/>
      <text:p text:style-name="P5">cat /etc/passwd | sort -t ':' -<text:span text:style-name="T1">n</text:span> -k 3,3</text:p>
      <text:p text:style-name="Standard"/>
      <text:p text:style-name="Standard">-- 03-a-0210</text:p>
      <text:p text:style-name="Standard"/>
      <text:p text:style-name="Standard">Изведете само 1-ва и 5-та колона на файла /etc/passwd спрямо разделител ":".</text:p>
      <text:p text:style-name="Standard"/>
      <text:p text:style-name="P3">cut -d ':' -f 1,5 /etc/passwd</text:p>
      <text:p text:style-name="Standard"/>
      <text:p text:style-name="Standard">-- 03-a-0211</text:p>
      <text:p text:style-name="Standard"/>
      <text:p text:style-name="Standard">Изведете съдържанието на файла /etc/passwd от 2-ри до 6-ти символ.</text:p>
      <text:p text:style-name="Standard"/>
      <text:p text:style-name="P1">cut -c 2-6 /etc/passwd</text:p>
      <text:p text:style-name="Standard"/>
      <text:p text:style-name="Standard">-- 03-a-1500</text:p>
      <text:p text:style-name="Standard"/>
      <text:p text:style-name="Standard">Намерете броя на символите в /etc/passwd. А колко реда има в /etc/passwd?</text:p>
      <text:p text:style-name="Standard"/>
      <text:p text:style-name="P1">wc -m /etc/passwd</text:p>
      <text:p text:style-name="P1"/>
      <text:p text:style-name="P1">wc -l /etc/passwd</text:p>
      <text:p text:style-name="Standard"/>
      <text:p text:style-name="Standard">-- 03-a-2000</text:p>
      <text:p text:style-name="Standard"/>
      <text:p text:style-name="Standard">Извадете от файл /etc/passwd:</text:p>
      <text:p text:style-name="Standard">- първите 12 реда</text:p>
      <text:p text:style-name="Standard">- първите 26 символа</text:p>
      <text:p text:style-name="Standard">- всички редове, освен последните 4</text:p>
      <text:p text:style-name="Standard">- последните 17 реда</text:p>
      <text:p text:style-name="Standard">- 151-я ред (или друг произволен, ако нямате достатъчно редове)</text:p>
      <text:p text:style-name="Standard">- последните 4 символа от 13-ти ред</text:p>
      <text:p text:style-name="Standard"/>
      <text:p text:style-name="P1">head -n 12 /etc/passwd</text:p>
      <text:p text:style-name="P1">head -c 26 /etc/passwd</text:p>
      <text:p text:style-name="P1">head -n -4 /etc/passwd - all but the last 4 lines</text:p>
      <text:p text:style-name="P1">tail -n 17 /etc/passwd</text:p>
      <text:p text:style-name="P1">cat -n /etc/passwd | awk '$1 == 151 {print $1 $2 $3 $4 $5}' <text:s/>$0 - celiq red</text:p>
      <text:p text:style-name="P1">cat -n /etc/passwd | awk '$1 == 13 {print $<text:span text:style-name="T1">0</text:span>}' | tail -c 4</text:p>
      <text:p text:style-name="Standard"/>
      <text:p text:style-name="Standard">-- 03-a-2100</text:p>
      <text:p text:style-name="Standard"/>
      <text:p text:style-name="Standard"><text:soft-page-break/>Отпечатайте потребителските имена и техните home директории от /etc/passwd.</text:p>
      <text:p text:style-name="P2"/>
      <text:p text:style-name="P2">cat /etc/passwd | cut -d ':' -f 6,5 | sed -r 's/^([[:alpha:] ]+),.*:(.*)$'/\1 \2 /g'</text:p>
      <text:p text:style-name="P2"/>
      <text:p text:style-name="P2">cat /etc/passwd | cut -d ':' -f 5,6 | sed -r 's/'\^\(\[\[:alpha:\]\]\+\),\.\*:\(\.\*\)\$'/ \1\2 /g'</text:p>
      <text:p text:style-name="P2"/>
      <text:p text:style-name="P2">-<text:span text:style-name="T4">no</text:span></text:p>
      <text:p text:style-name="Standard"/>
      <text:p text:style-name="Standard">-- 03-a-2110</text:p>
      <text:p text:style-name="Standard"/>
      <text:p text:style-name="Standard">Отпечатайте втората колона на /etc/passwd, разделена спрямо символ '/'.</text:p>
      <text:p text:style-name="Standard"/>
      <text:p text:style-name="P1">cut -d '/' -f 2 /etc/passwd</text:p>
      <text:p text:style-name="Standard"/>
      <text:p text:style-name="Standard">-- 03-a-3000</text:p>
      <text:p text:style-name="Standard"/>
      <text:p text:style-name="Standard">Запаметете във файл в своята home директория резултатът от командата ls -l изпълнена за вашата home директорията.</text:p>
      <text:p text:style-name="Standard">Сортирайте създадения файла по второ поле (numeric, alphabetically).</text:p>
      <text:p text:style-name="Standard"/>
      <text:p text:style-name="P1">ls -l ~ | sort -t ' ' -n -k 2 &gt; ~/3000.txt</text:p>
      <text:p text:style-name="Standard"/>
      <text:p text:style-name="Standard">-- 03-a-5000</text:p>
      <text:p text:style-name="Standard"/>
      <text:p text:style-name="Standard">Отпечатайте 2 реда над вашия ред в /etc/passwd и 3 реда под него // може да стане и без пайпове</text:p>
      <text:p text:style-name="Standard"/>
      <text:p text:style-name="P1">cat /etc/passwd | grep -B 2 -A 3"s62172"</text:p>
      <text:p text:style-name="Standard"/>
      <text:p text:style-name="Standard">-- 03-a-5001</text:p>
      <text:p text:style-name="Standard"/>
      <text:p text:style-name="Standard">Колко хора не се казват Ivan според /etc/passwd</text:p>
      <text:p text:style-name="Standard"/>
      <text:p text:style-name="P1">cat /etc/passwd | grep -v "Ivan" | wc -l</text:p>
      <text:p text:style-name="P1">(res: 450)</text:p>
      <text:p text:style-name="Standard"/>
      <text:p text:style-name="Standard">-- 03-a-5002</text:p>
      <text:p text:style-name="Standard"/>
      <text:p text:style-name="Standard">Изведете имената на хората с второ име по-дълго от 7 (&gt;7) символа според /etc/passwd</text:p>
      <text:p text:style-name="Standard"/>
      <text:p text:style-name="P1">cut -d ':' -f 5 /etc/passwd | cut -d ' ' -f 2 | cut -d ',' -f 1 | awk 'length($0)&gt;=7{print $0}'</text:p>
      <text:p text:style-name="Standard"/>
      <text:p text:style-name="Standard">-- 03-a-5003</text:p>
      <text:p text:style-name="Standard"/>
      <text:p text:style-name="Standard">Изведете имената на хората с второ име по-късо от 8 (&lt;=7) символа според /etc/passwd // !(&gt;7) = ?</text:p>
      <text:p text:style-name="Standard"/>
      <text:p text:style-name="P1">cut -d ':' -f 5 /etc/passwd | cut -d ' ' -f 2 | cut -d ',' -f 1 | awk 'length($0)<text:span text:style-name="T1">&lt;</text:span>=7{print $0}'</text:p>
      <text:p text:style-name="Standard"/>
      <text:p text:style-name="Standard">-- 03-a-5004</text:p>
      <text:p text:style-name="Standard"/>
      <text:p text:style-name="Standard">Изведете целите редове от /etc/passwd за хората от 03-a-5003</text:p>
      <text:p text:style-name="P13"><text:soft-page-break/></text:p>
      <text:p text:style-name="P13">cat <text:span text:style-name="T6">etc/passwd | grep $(</text:span><text:span text:style-name="T9">cut -d ':' -f 5 /etc/passwd | cut -d ' ' -f 2 | cut -d ',' -f 1 | awk 'length($0)</text:span><text:span text:style-name="T10">&lt;</text:span><text:span text:style-name="T9">=7{print $0}'</text:span><text:span text:style-name="T6">)</text:span></text:p>
      <text:p text:style-name="Standard">-- 03-b-0300</text:p>
      <text:p text:style-name="Standard"/>
      <text:p text:style-name="Standard">Намерете факултетния си номер във файлa /etc/passwd.</text:p>
      <text:p text:style-name="P1">grep '62172' /etc/passwd</text:p>
      <text:p text:style-name="Standard"/>
      <text:p text:style-name="Standard">-- 03-b-3000</text:p>
      <text:p text:style-name="Standard"/>
      <text:p text:style-name="Standard">Запазете само потребителските имена от /etc/passwd във файл users във вашата home директория.</text:p>
      <text:p text:style-name="Standard"/>
      <text:p text:style-name="P1">cat /etc/passwd | cut -d ':' -f 5 | cut -d ',' -f 1 &gt; ~/users</text:p>
      <text:p text:style-name="Standard"/>
      <text:p text:style-name="Standard">-- 03-b-3400</text:p>
      <text:p text:style-name="Standard"/>
      <text:p text:style-name="Standard">Колко коментара има във файла /etc/services ? Коментарите се маркират със символа #, след който всеки символ на реда се счита за коментар.</text:p>
      <text:p text:style-name="Standard"/>
      <text:p text:style-name="P1">cat /etc/services | sed -r 's/.*# (.*)/\1/g' | wc -c</text:p>
      <text:p text:style-name="Standard"/>
      <text:p text:style-name="Standard">-- 03-b-3450</text:p>
      <text:p text:style-name="Standard"/>
      <text:p text:style-name="Standard">Вижте man 5 services. Напишете команда, която ви дава името на протокол с порт естествено число N. Командата да не отпечатва нищо, ако търсения порт не съществува (например при порт 1337). Примерно, ако номера на порта N е 69, командата трябва да отпечати tftp.</text:p>
      <text:p text:style-name="Standard"/>
      <text:p text:style-name="P1">cat /etc/services |grep '\&lt;69/'|awk '{print $1}'</text:p>
      <text:p text:style-name="Standard"/>
      <text:p text:style-name="Standard">-- 03-b-3500</text:p>
      <text:p text:style-name="Standard"/>
      <text:p text:style-name="Standard">Колко файлове в /bin са shell script? (Колко файлове в дадена директория са ASCII text?)</text:p>
      <text:p text:style-name="Standard"/>
      <text:p text:style-name="P1">file /bin/* - <text:span text:style-name="T2">gives details about every file (what type are they)</text:span></text:p>
      <text:p text:style-name="P1"/>
      <text:p text:style-name="P1">file /bin/* | grep "ASCII text" | wc -l</text:p>
      <text:p text:style-name="Standard"/>
      <text:p text:style-name="Standard">-- 03-b-3600<text:span text:style-name="T3"> ????????????????</text:span></text:p>
      <text:p text:style-name="Standard"/>
      <text:p text:style-name="Standard">Направете списък с директориите на вашата файлова система, до които нямате достъп. Понеже файловата система може да е много голяма, търсете до 3 нива на дълбочина. А до кои директории имате достъп? Колко на брой са директориите, до които нямате достъп?</text:p>
      <text:p text:style-name="Standard"/>
      <text:p text:style-name="Standard"><text:s/>find / -maxdepth 3 ! -perm -u=r -type f 2&gt; /dev/null | wc -l</text:p>
      <text:p text:style-name="Standard">223</text:p>
      <text:p text:style-name="Standard"/>
      <text:p text:style-name="Standard">-- 03-b-4000</text:p>
      <text:p text:style-name="Standard"/>
      <text:p text:style-name="Standard">Създайте следната файлова йерархия.</text:p>
      <text:p text:style-name="Standard">/home/s...../dir1/file1</text:p>
      <text:p text:style-name="Standard">/home/s...../dir1/file2</text:p>
      <text:p text:style-name="Standard"><text:soft-page-break/>/home/s...../dir1/file3</text:p>
      <text:p text:style-name="Standard"/>
      <text:p text:style-name="Standard">Посредством vi въведете следното съдържание:</text:p>
      <text:p text:style-name="Standard">file1:</text:p>
      <text:p text:style-name="Standard">1</text:p>
      <text:p text:style-name="Standard">2</text:p>
      <text:p text:style-name="Standard">3</text:p>
      <text:p text:style-name="Standard"/>
      <text:p text:style-name="Standard">file2:</text:p>
      <text:p text:style-name="Standard">s</text:p>
      <text:p text:style-name="Standard">a</text:p>
      <text:p text:style-name="Standard">d</text:p>
      <text:p text:style-name="Standard">f</text:p>
      <text:p text:style-name="Standard"/>
      <text:p text:style-name="Standard">file3:</text:p>
      <text:p text:style-name="Standard">3</text:p>
      <text:p text:style-name="Standard">2</text:p>
      <text:p text:style-name="Standard">1</text:p>
      <text:p text:style-name="Standard">45</text:p>
      <text:p text:style-name="Standard">42</text:p>
      <text:p text:style-name="Standard">14</text:p>
      <text:p text:style-name="Standard">1</text:p>
      <text:p text:style-name="Standard">52</text:p>
      <text:p text:style-name="Standard"/>
      <text:p text:style-name="Standard">Изведете на екрана:</text:p>
      <text:p text:style-name="Standard"><text:tab/>* статистика за броя редове, думи и символи за всеки един файл</text:p>
      <text:p text:style-name="Standard"><text:tab/>* статистика за броя редове и символи за всички файлове</text:p>
      <text:p text:style-name="Standard">* общия брой редове на трите файла</text:p>
      <text:p text:style-name="Standard"/>
      <text:p text:style-name="P1">mkdir ~/dir1 ; touch ~/dir1/file{1,2,3}</text:p>
      <text:p text:style-name="P1"/>
      <text:p text:style-name="P1">vim file1</text:p>
      <text:p text:style-name="P1"/>
      <text:p text:style-name="P1">a-&gt;insert mode</text:p>
      <text:p text:style-name="P1">1</text:p>
      <text:p text:style-name="P1">2</text:p>
      <text:p text:style-name="P1">3</text:p>
      <text:p text:style-name="P1">:w - save (write)</text:p>
      <text:p text:style-name="P1">:q quit</text:p>
      <text:p text:style-name="P1"/>
      <text:p text:style-name="P1">*<text:span text:style-name="T2">statistics for every file</text:span>:</text:p>
      <text:p text:style-name="P1">cat file 1 | wc -lwm</text:p>
      <text:p text:style-name="P1"/>
      <text:p text:style-name="P1">*statistika za broq redove, dumi, simvoli za vsichki file-ove:</text:p>
      <text:p text:style-name="P1"/>
      <text:p text:style-name="P1">cat file[123] | wc -lwm</text:p>
      <text:p text:style-name="P1">paste -s -d '\n' file1 file2 file3</text:p>
      <text:p text:style-name="Standard"/>
      <text:p text:style-name="Standard">-- 03-b-4001</text:p>
      <text:p text:style-name="Standard"/>
      <text:p text:style-name="Standard">Във file2 подменете всички малки букви с главни.</text:p>
      <text:p text:style-name="Standard"/>
      <text:p text:style-name="P1"><text:soft-page-break/>tr a-z A-Z &lt; file2 &gt; file2change.txt</text:p>
      <text:p text:style-name="Standard"/>
      <text:p text:style-name="Standard">-- 03-b-4002</text:p>
      <text:p text:style-name="Standard"/>
      <text:p text:style-name="Standard">Във file3 изтрийте всички "1"-ци.</text:p>
      <text:p text:style-name="Standard"/>
      <text:p text:style-name="P1">sed -i 's/1//g' file3 </text:p>
      <text:p text:style-name="P1">-i (replace in-place)</text:p>
      <text:p text:style-name="Standard"/>
      <text:p text:style-name="Standard">-- 03-b-4003</text:p>
      <text:p text:style-name="Standard"/>
      <text:p text:style-name="Standard">Изведете статистика за най-често срещаните символи в трите файла.</text:p>
      <text:p text:style-name="Standard"/>
      <text:p text:style-name="P1">paste -s -d '\n' file1 file2 file3 | egrep -o '[[:alnum:]]' | sort -n | uniq -c| sort -r</text:p>
      <text:p text:style-name="Standard"/>
      <text:p text:style-name="Standard">-- 03-b-4004</text:p>
      <text:p text:style-name="Standard"/>
      <text:p text:style-name="Standard">Направете нов файл с име по ваш избор, който е конкатенация от file{1,2,3}.</text:p>
      <text:p text:style-name="Standard">Забележка: съществува решение с едно извикване на определена програма - опитайте да решите задачата чрез него.</text:p>
      <text:p text:style-name="Standard"/>
      <text:p text:style-name="P1">touch 4004.txt ; cat dir1/file[123] &gt; 4004.txt</text:p>
      <text:p text:style-name="Standard"/>
      <text:p text:style-name="Standard">-- 03-b-4005</text:p>
      <text:p text:style-name="Standard"/>
      <text:p text:style-name="Standard">Прочетете текстов файл file1 и направете всички главни букви малки като запишете резултата във file2.</text:p>
      <text:p text:style-name="Standard"/>
      <text:p text:style-name="P6">No letters in file 1</text:p>
      <text:p text:style-name="Standard"/>
      <text:p text:style-name="Standard">-- 03-b-5200</text:p>
      <text:p text:style-name="Standard"/>
      <text:p text:style-name="Standard">Изтрийте всички срещания на буквата 'a' (lower case) в /etc/passwd и намерете броят на оставащите символи.</text:p>
      <text:p text:style-name="Standard"/>
      <text:p text:style-name="P1">cat /etc/passwd | tr -d 'a' | wc -m</text:p>
      <text:p text:style-name="Standard"/>
      <text:p text:style-name="Standard">-- 03-b-5300</text:p>
      <text:p text:style-name="Standard"/>
      <text:p text:style-name="Standard">Намерете броя на уникалните символи, използвани в имената на потребителите от /etc/passwd.</text:p>
      <text:p text:style-name="Standard"/>
      <text:p text:style-name="P1">cat /etc/passwd | cut -d ':' -f 5 | cut -d ',' -f 1 | egrep -o '[[:alnum:]]' | sort -n | uniq -c -u | wc -l</text:p>
      <text:p text:style-name="P1"/>
      <text:p text:style-name="P1">-u - matches only the uniqes</text:p>
      <text:p text:style-name="P1"><text:span text:style-name="T2">(</text:span>this is case sensitive<text:span text:style-name="T2">)</text:span></text:p>
      <text:p text:style-name="Standard"/>
      <text:p text:style-name="Standard">-- 03-b-5400</text:p>
      <text:p text:style-name="Standard"/>
      <text:p text:style-name="Standard">Отпечатайте всички редове на файла /etc/passwd, които не съдържат символния низ 'ov'.</text:p>
      <text:p text:style-name="Standard"/>
      <text:p text:style-name="P1">cat /etc/passwd | grep -v 'ov'</text:p>
      <text:p text:style-name="Standard"><text:soft-page-break/></text:p>
      <text:p text:style-name="Standard">-- 03-b-6100</text:p>
      <text:p text:style-name="Standard"/>
      <text:p text:style-name="Standard">Отпечатайте последната цифра на UID на всички редове между 28-ми и 46-ред в /etc/passwd.</text:p>
      <text:p text:style-name="Standard"/>
      <text:p text:style-name="P1">cat /etc/passwd | tail -n 442 | head -n 18 | cut -d ':' -f 3 | grep -o '[0-9]$'</text:p>
      <text:p text:style-name="Standard"/>
      <text:p text:style-name="Standard">-- 03-b-6700</text:p>
      <text:p text:style-name="Standard"/>
      <text:p text:style-name="Standard">Отпечатайте правата (permissions) и имената на всички файлове, до които имате read достъп, намиращи се в директорията /tmp.</text:p>
      <text:p text:style-name="Standard"/>
      <text:p text:style-name="P1">ls -l /tmp | tr -s ' ' | cut -d ' ' -f 1,9 | egrep '(.){1}r.*'</text:p>
      <text:p text:style-name="Standard"/>
      <text:p text:style-name="Standard">-- 03-b-6900</text:p>
      <text:p text:style-name="Standard"/>
      <text:p text:style-name="Standard">Намерете имената на 10-те файла във вашата home директория, чието съдържание е редактирано най-скоро. На първо място трябва да бъде най-скоро редактираният файл. Намерете 10-те най-скоро достъпени файлове. (hint: Unix time)</text:p>
      <text:p text:style-name="Standard"/>
      <text:p text:style-name="P1">find ~ -type f -printf '%A@ %p \n' | sort -t ' ' -k2 -n | head | cut -d ' ' -f 2</text:p>
      <text:p text:style-name="Standard"/>
      <text:p text:style-name="Standard"/>
      <text:p text:style-name="Standard">-- 03-b-7000</text:p>
      <text:p text:style-name="Standard"/>
      <text:p text:style-name="Standard">Файловете, които съдържат C код, завършват на `.c`.</text:p>
      <text:p text:style-name="Standard">Колко на брой са те във файловата система (или в избрана директория)?</text:p>
      <text:p text:style-name="Standard">Колко реда C код има в тези файлове?</text:p>
      <text:p text:style-name="Standard"/>
      <text:p text:style-name="P7">find -name '*.c' | wc</text:p>
      <text:p text:style-name="P7"/>
      <text:p text:style-name="P7"><text:span text:style-name="T2">f</text:span>ind -name '*.c' | xargs cat | wc -l -l</text:p>
      <text:p text:style-name="Standard"/>
      <text:p text:style-name="Standard">-- 03-b-7500</text:p>
      <text:p text:style-name="Standard"/>
      <text:p text:style-name="Standard">Даден ви е ASCII текстов файл (например /etc/services). Отпечатайте хистограма на N-те (например 10) най-често срещани думи.</text:p>
      <text:p text:style-name="Standard"/>
      <text:p text:style-name="P1">cat /etc/services | egrep -o '\&lt;[[:alnum:]]+\&gt;' | sort -n | uniq -c | sort -n -r | head -n 10</text:p>
      <text:p text:style-name="Standard"/>
      <text:p text:style-name="Standard">-- 03-b-8000</text:p>
      <text:p text:style-name="Standard"/>
      <text:p text:style-name="Standard">Вземете факултетните номера на студентите от СИ и ги запишете във файл si.txt сортирани.</text:p>
      <text:p text:style-name="Standard"/>
      <text:p text:style-name="P1">touch ~ si.txt ; cat /etc/passwd | grep 'SI' | cut -d ':' -f 1 | egrep -o '[0-9]{5,6}' | sort -n &gt; si.txt</text:p>
      <text:p text:style-name="Standard"/>
      <text:p text:style-name="Standard">-- 03-b-8500</text:p>
      <text:p text:style-name="Standard"/>
      <text:p text:style-name="Standard">За всеки логнат потребител изпишете "Hello, потребител", като ако това е вашият потребител, напишете "Hello, потребител - this is me!".</text:p>
      <text:p text:style-name="Standard"/>
      <text:p text:style-name="Standard">Пример:</text:p>
      <text:p text:style-name="Standard"><text:soft-page-break/></text:p>
      <text:p text:style-name="Standard">hello, human - this is me!</text:p>
      <text:p text:style-name="Standard">Hello, s63465</text:p>
      <text:p text:style-name="Standard">Hello, s64898</text:p>
      <text:p text:style-name="Standard"/>
      <text:p text:style-name="P1">w -s | cut -d ' ' -f 1 | awk '{ if($0 == "s62172") print "hello, human - this is me! "; else print "hello, " $0;}'</text:p>
      <text:p text:style-name="Standard"/>
      <text:p text:style-name="Standard">-- 03-b-8520</text:p>
      <text:p text:style-name="Standard"/>
      <text:p text:style-name="Standard">Изпишете имената на студентите от /etc/passwd с главни букви.</text:p>
      <text:p text:style-name="Standard"/>
      <text:p text:style-name="P1">cat /etc/passwd | cut -d ':' -f 5 | cut -d ',' -f 1 | sed -r 's/ . / \U&amp; /g '</text:p>
      <text:p text:style-name="P1"><text:tab/><text:tab/><text:tab/><text:tab/><text:tab/><text:tab/>| tr a-z A-Z</text:p>
      <text:p text:style-name="Standard"/>
      <text:p text:style-name="Standard">-- 03-b-8600</text:p>
      <text:p text:style-name="Standard"/>
      <text:p text:style-name="Standard">Shell Script-овете са файлове, които по конвенция имат разширение .sh. Всеки такъв файл започва с "#!&lt;interpreter&gt;" , където &lt;interpreter&gt; указва на операционната система какъв интерпретатор да пусне (пр: "#!/bin/bash", "#!/usr/bin/python3 -u"). </text:p>
      <text:p text:style-name="Standard"/>
      <text:p text:style-name="Standard">Намерете всички .sh файлове и проверете кой е най-често използваният интерпретатор.</text:p>
      <text:p text:style-name="Standard"/>
      <text:p text:style-name="P1">find /home/tony -name '*.sh' | xargs -n 1 <text:s/>...</text:p>
      <text:p text:style-name="P1"/>
      <text:p text:style-name="P8">output</text:p>
      <text:p text:style-name="P1">==&gt; file name &lt;==</text:p>
      <text:p text:style-name="P1">!/bin/bash</text:p>
      <text:p text:style-name="Standard"/>
      <text:p text:style-name="Standard">-- 03-b-8700</text:p>
      <text:p text:style-name="Standard"/>
      <text:p text:style-name="Standard">Намерете 5-те най-големи групи подредени по броя на потребителите в тях.</text:p>
      <text:p text:style-name="Standard"/>
      <text:p text:style-name="P1">cat /etc/passwd | cut -d ':' -f 4 | sort -n | uniq -c | sort -r -n -k 1 | head -n 5</text:p>
      <text:p text:style-name="Standard"/>
      <text:p text:style-name="Standard">-- 03-b-9000</text:p>
      <text:p text:style-name="Standard"/>
      <text:p text:style-name="Standard">Направете файл eternity. Намерете всички файлове, които са били модифицирани в последните 15мин (по възможност изключете .). <text:s/>Запишете във eternity името на файла и часa на последната промяна.</text:p>
      <text:p text:style-name="Standard"/>
      <text:p text:style-name="P1">find / -type d -name proc -prune -o -mmin -15 -type f -exec ls -la '{}' \;</text:p>
      <text:p text:style-name="P1"/>
      <text:p text:style-name="P1">-prune -izkluchva directoriq</text:p>
      <text:p text:style-name="P1"/>
      <text:p text:style-name="P1">-path ./sht/sth -prune -o </text:p>
      <text:p text:style-name="Standard"/>
      <text:p text:style-name="Standard">-- 03-b-9050</text:p>
      <text:p text:style-name="Standard"/>
      <text:p text:style-name="Standard">Копирайте файл /home/tony/population.csv във вашата home директория.</text:p>
      <text:p text:style-name="Standard"/>
      <text:p text:style-name="P1"><text:s/>cp /home/tony/population.csv ~</text:p>
      <text:p text:style-name="Standard"><text:soft-page-break/></text:p>
      <text:p text:style-name="Standard">-- 03-b-9051</text:p>
      <text:p text:style-name="Standard"/>
      <text:p text:style-name="Standard">Използвайки файл population.csv, намерете колко е общото население на света през 2008 година. А през 2016?</text:p>
      <text:p text:style-name="Standard"/>
      <text:p text:style-name="P1">cat ./population.csv | grep "2008" | cut -d ',' -f 4 | awk '{sum = sum + $1}END{print sum}'</text:p>
      <text:p text:style-name="Standard"/>
      <text:p text:style-name="Standard">-- 03-b-9052</text:p>
      <text:p text:style-name="Standard"/>
      <text:p text:style-name="Standard">Използвайки файл population.csv, намерете през коя година в България има най-много население.</text:p>
      <text:p text:style-name="Standard"/>
      <text:p text:style-name="P1"><text:s/>cat population.csv | grep "Bulgaria"| sort -t',' -r -n -k 4 | cut -d ',' -f 3 | head -n 1</text:p>
      <text:p text:style-name="Standard"/>
      <text:p text:style-name="Standard">-- 03-b-9053</text:p>
      <text:p text:style-name="Standard"/>
      <text:p text:style-name="Standard">Използвайки файл population.csv, намерете коя държава има най-много население през 2016. А коя е с най-малко население?</text:p>
      <text:p text:style-name="Standard">(Hint: Погледнете имената на държавите)</text:p>
      <text:p text:style-name="Standard"/>
      <text:p text:style-name="P1">cat population.csv | grep "2016" | sort -t ',' -r -n -k 4|head -n 1</text:p>
      <text:p text:style-name="P1"/>
      <text:p text:style-name="P1">cat population.csv | grep "2016" | sort -t ',' -r -n -k 4|tail -n 1</text:p>
      <text:p text:style-name="Standard"/>
      <text:p text:style-name="Standard">-- 03-b-9054</text:p>
      <text:p text:style-name="Standard"/>
      <text:p text:style-name="Standard">Използвайки файл population.csv, намерете коя държава е на 42-ро място по население през 1969. Колко е населението й през тази година?</text:p>
      <text:p text:style-name="Standard"/>
      <text:p text:style-name="P1">cat population.csv | grep "1969" | sort -t ',' -r -n -k 4 | cat -n | awk -F ' ' '$1==42{print $2}'</text:p>
      <text:p text:style-name="Standard"/>
      <text:p text:style-name="Standard">-- 03-b-9100</text:p>
      <text:p text:style-name="Standard"/>
      <text:p text:style-name="Standard">В home директорията си изпълнете командата `curl -o songs.tar.gz "<text:a xlink:type="simple" xlink:href="http://fangorn.uni-sofia.bg/misc/songs.tar.gz" text:style-name="Internet_20_link" text:visited-style-name="Visited_20_Internet_20_Link">http://fangorn.uni-sofia.bg/misc/songs.tar.gz</text:a>"`</text:p>
      <text:p text:style-name="Standard"/>
      <text:p text:style-name="Standard">-- 03-b-9101</text:p>
      <text:p text:style-name="Standard"/>
      <text:p text:style-name="Standard">Да се разархивира архивът songs.tar.gz в папка songs във вашата home директорията.</text:p>
      <text:p text:style-name="P1"/>
      <text:p text:style-name="P1">gzip -d ~/songs.tar.gz</text:p>
      <text:p text:style-name="P1">tar -x -f ~/songs.tar</text:p>
      <text:p text:style-name="Standard"/>
      <text:p text:style-name="Standard">-- 03-b-9102</text:p>
      <text:p text:style-name="Standard"/>
      <text:p text:style-name="Standard">Да се изведат само имената на песните.</text:p>
      <text:p text:style-name="Standard"/>
      <text:p text:style-name="P1">ls -l . | tr -s ' ' | cut -d ' ' -f 9- | cut -d '-' -f 2 | cut -d '(' -f 1</text:p>
      <text:p text:style-name="Standard"/>
      <text:p text:style-name="Standard">-- 03-b-9103</text:p>
      <text:p text:style-name="Standard"/>
      <text:p text:style-name="Standard"><text:soft-page-break/>Имената на песните да се направят с малки букви, да се заменят спейсовете с долни черти и да се сортират.</text:p>
      <text:p text:style-name="Standard"/>
      <text:p text:style-name="P1">ls -l . | tr -s ' ' | cut -d ' ' -f 9- | cut -d '-' -f 2 | cut -d '(' -f 1 | cut -d ' ' -f 2- | tr A-Z a-z | tr ' ' '_' | sed 's/_$//'|sort</text:p>
      <text:p text:style-name="Standard"/>
      <text:p text:style-name="Standard">-- 03-b-9104</text:p>
      <text:p text:style-name="Standard"/>
      <text:p text:style-name="Standard">Да се изведат всички албуми, сортирани по година.</text:p>
      <text:p text:style-name="P1">ls -l . | tr -s ' ' | cut -d ' ' -f 9- | cut -d '-' -f 2 | cut -d '(' -f 2 | cut -d ')' -f 1 | sort -t ',' -k 2</text:p>
      <text:p text:style-name="Standard"/>
      <text:p text:style-name="Standard">-- 03-b-9105</text:p>
      <text:p text:style-name="Standard"/>
      <text:p text:style-name="Standard">Да се преброят/изведат само песните на Beatles и Pink.</text:p>
      <text:p text:style-name="Standard"/>
      <text:p text:style-name="P1">ls -l . | egrep 'Beatles|Pink -' | tr -s ' ' | cut -d ' ' -f 9- | cut -d '-' -f 1 | uniq -c</text:p>
      <text:p text:style-name="Standard"/>
      <text:p text:style-name="Standard">-- 03-b-9106</text:p>
      <text:p text:style-name="Standard"/>
      <text:p text:style-name="Standard">Да се направят директории с имената на уникалните групи. За улеснение, имената от две думи да се напишат слято:</text:p>
      <text:p text:style-name="Standard">Beatles, PinkFloyd, Madness</text:p>
      <text:p text:style-name="Standard"/>
      <text:p text:style-name="P1">ls . | cut -d '-' -f 1 | sed 's/.$//g' | sort | uniq | sed 's/\s//g' | xargs mkdir</text:p>
      <text:p text:style-name="Standard"/>
      <text:p text:style-name="Standard">-- 03-b-9200</text:p>
      <text:p text:style-name="Standard"/>
      <text:p text:style-name="Standard">Напишете серия от команди, които извеждат детайли за файловете и директориите в текущата директория, които имат същите права за достъп както най-големият файл в /etc директорията.</text:p>
      <text:p text:style-name="Standard"/>
      <text:p text:style-name="P1">??? </text:p>
      <text:p text:style-name="P1"/>
      <text:p text:style-name="P1">find /etc/ -type f -printf "%s %p\n" 2&gt; /dev/null | sort -t ' ' -k 1 -n -r | head -n 1 | xargs ls -l</text:p>
      <text:p text:style-name="P1"/>
      <text:p text:style-name="P1">→<text:span text:style-name="T5"> finds biggest file in </text:span><text:span text:style-name="T7">etc</text:span></text:p>
      <text:p text:style-name="P12"/>
      <text:p text:style-name="P12">stat $(find /etc/ -type f -printf "%s %p\n" 2&gt; /dev/null | sort -t ' ' -k 1 -n -r | head -n 1 |xargs ls -l | cut -d ' ' -f9)</text:p>
      <text:p text:style-name="P12">ls: cannot access 8477407: No such file or directory</text:p>
      <text:p text:style-name="P12"><text:s text:c="2"/>File: `/etc/selinux/targeted/policy/policy.24'</text:p>
      <text:p text:style-name="P12"><text:s text:c="2"/>Size: 8477407 <text:s text:c="2"/><text:tab/>Blocks: 16560 <text:s text:c="5"/>IO Block: 4096 <text:s text:c="2"/>regular file</text:p>
      <text:p text:style-name="P12">Device: fc01h/64513d<text:tab/>Inode: 788086 <text:s text:c="5"/>Links: 1</text:p>
      <text:p text:style-name="P12">Access: (0644/-rw-r--r--) <text:s/>Uid: ( <text:s text:c="3"/>0/ <text:s text:c="3"/>root) <text:s text:c="2"/>Gid: ( <text:s text:c="3"/>0/ <text:s text:c="3"/>root)</text:p>
      <text:p text:style-name="P12">Access: 2019-03-20 15:33:22.877940035 +0200</text:p>
      <text:p text:style-name="P12">Modify: 2018-10-24 10:55:56.762034151 +0300</text:p>
      <text:p text:style-name="P12">Change: 2018-10-24 10:55:56.762034151 +0300</text:p>
      <text:p text:style-name="P9"/>
      <text:p text:style-name="Standard"/>
      <text:p text:style-name="Standard">-- 03-b-9300</text:p>
      <text:p text:style-name="Standard"/>
      <text:p text:style-name="Standard"><text:soft-page-break/>Дадени са ви 2 списъка с email адреси - първият има 12 валидни адреса, а вторията има само невалидни. Филтрирайте всички адреси, така че да останат само валидните. Колко кратък регулярен израз можете да направите за целта?</text:p>
      <text:p text:style-name="Standard"/>
      <text:p text:style-name="Standard">Валидни email адреси (12 на брой):</text:p>
      <text:p text:style-name="Standard">email@example.com</text:p>
      <text:p text:style-name="Standard">firstname.lastname@example.com</text:p>
      <text:p text:style-name="Standard">email@subdomain.example.com</text:p>
      <text:p text:style-name="Standard">email@123.123.123.123</text:p>
      <text:p text:style-name="Standard">1234567890@example.com</text:p>
      <text:p text:style-name="Standard">email@example-one.com</text:p>
      <text:p text:style-name="Standard">_______@example.com</text:p>
      <text:p text:style-name="Standard">email@example.name</text:p>
      <text:p text:style-name="Standard">email@example.museum</text:p>
      <text:p text:style-name="Standard">email@example.co.jp</text:p>
      <text:p text:style-name="Standard">firstname-lastname@example.com</text:p>
      <text:p text:style-name="Standard">unusually.long.long.name@example.com</text:p>
      <text:p text:style-name="Standard"/>
      <text:p text:style-name="Standard">Невалидни email адреси:</text:p>
      <text:p text:style-name="Standard">#@%^%#$@#$@#.com</text:p>
      <text:p text:style-name="Standard">@example.com</text:p>
      <text:p text:style-name="Standard">myemail</text:p>
      <text:p text:style-name="Standard">Joe Smith &lt;email@example.com&gt;</text:p>
      <text:p text:style-name="Standard">email.example.com</text:p>
      <text:p text:style-name="Standard">email@example@example.com</text:p>
      <text:p text:style-name="Standard">.email@example.com</text:p>
      <text:p text:style-name="Standard">email.@example.com</text:p>
      <text:p text:style-name="Standard">email..email@example.com</text:p>
      <text:p text:style-name="Standard">email@-example.com</text:p>
      <text:p text:style-name="Standard">email@example..com</text:p>
      <text:p text:style-name="Standard">Abc..123@example.com</text:p>
      <text:p text:style-name="Standard">(),:;&lt;&gt;[\]@example.com</text:p>
      <text:p text:style-name="Standard">just"not"right@example.com</text:p>
      <text:p text:style-name="Standard">this\ is"really"not\<text:a xlink:type="simple" xlink:href="mailto:allowed@example.com" text:style-name="Internet_20_link" text:visited-style-name="Visited_20_Internet_20_Link">allowed@example.com</text:a></text:p>
      <text:p text:style-name="Standard"/>
      <text:p text:style-name="Standard"/>
      <text:p text:style-name="P10">^[_a-z0-9]+([.-]?[a-z]+)*@(([a-z]+|[0-9]+)+([.-]){1})+([a-z0-9]+)$</text:p>
      <text:p text:style-name="P10"/>
      <text:p text:style-name="P11">with classes: </text:p>
      <text:p text:style-name="P11"/>
      <text:p text:style-name="P11">^[_[:alnum:]]+([.-]?[[:alpha:]]+)*@(([[:alpha:]]+|[[:digit:]]+)+([.-]){1})+([[:alnum:]]+)$</text:p>
      <text:p text:style-name="Standard"/>
      <text:p text:style-name="Standard">-- 03-b-9500</text:p>
      <text:p text:style-name="Standard"/>
      <text:p text:style-name="Standard">Запишете във файл next потребителското име на човека, който е след вас в изхода на who. Намерете в /etc/passwd допълнителната ифнромация (име, специалност...) и също го запишете във файла next. Използвайки файла, изпратете му съобщение "I know who you are, информацията за студента"</text:p>
      <text:p text:style-name="Standard"/>
      <text:p text:style-name="Standard">Hint: можете да използвате командата expr, за да смятате аритметични изрази. Например, ще получим 13, ако изпълним: expr 10 + 3</text:p>
      <text:p text:style-name="Standard"/>
      <text:p text:style-name="Standard"><text:soft-page-break/>Бонус: "I know who you are, само името му"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6:35:19.118869353</meta:creation-date>
    <dc:date>2019-05-11T16:04:26.161694841</dc:date>
    <meta:editing-duration>PT1H22M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1" meta:paragraph-count="286" meta:word-count="2278" meta:character-count="13144" meta:non-whitespace-character-count="11101"/>
  </office:meta>
</office:document-meta>
</file>